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5.0576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3191" officeooo:paragraph-rsid="001f3191"/>
    </style:style>
    <style:style style:name="P2" style:family="paragraph" style:parent-style-name="Standard">
      <style:text-properties officeooo:rsid="002ee056" officeooo:paragraph-rsid="002ee056"/>
    </style:style>
    <style:style style:name="P3" style:family="paragraph" style:parent-style-name="Standard">
      <style:paragraph-properties fo:text-align="center" style:justify-single-word="false"/>
      <style:text-properties officeooo:rsid="002ee056" officeooo:paragraph-rsid="002ee056"/>
    </style:style>
    <style:style style:name="P4" style:family="paragraph" style:parent-style-name="Table_20_Contents">
      <style:paragraph-properties fo:text-align="start" style:justify-single-word="false"/>
      <style:text-properties officeooo:rsid="00270b97" officeooo:paragraph-rsid="00270b97"/>
    </style:style>
    <style:style style:name="P5" style:family="paragraph" style:parent-style-name="Table_20_Contents">
      <style:paragraph-properties fo:text-align="start" style:justify-single-word="false"/>
      <style:text-properties officeooo:rsid="00201d3e" officeooo:paragraph-rsid="001f3191"/>
    </style:style>
    <style:style style:name="P6" style:family="paragraph" style:parent-style-name="Table_20_Contents">
      <style:paragraph-properties fo:text-align="start" style:justify-single-word="false"/>
      <style:text-properties officeooo:rsid="00201d3e" officeooo:paragraph-rsid="00201d3e"/>
    </style:style>
    <style:style style:name="P7" style:family="paragraph" style:parent-style-name="Table_20_Contents">
      <style:paragraph-properties fo:text-align="start" style:justify-single-word="false"/>
      <style:text-properties officeooo:rsid="0021da3f" officeooo:paragraph-rsid="00218199"/>
    </style:style>
    <style:style style:name="P8" style:family="paragraph" style:parent-style-name="Table_20_Contents">
      <style:paragraph-properties fo:text-align="start" style:justify-single-word="false"/>
      <style:text-properties officeooo:rsid="0021da3f" officeooo:paragraph-rsid="0021da3f"/>
    </style:style>
    <style:style style:name="P9" style:family="paragraph" style:parent-style-name="Table_20_Contents">
      <style:paragraph-properties fo:text-align="start" style:justify-single-word="false"/>
      <style:text-properties officeooo:rsid="002533e4" officeooo:paragraph-rsid="002533e4"/>
    </style:style>
    <style:style style:name="P10" style:family="paragraph" style:parent-style-name="Table_20_Contents">
      <style:paragraph-properties fo:text-align="start" style:justify-single-word="false"/>
      <style:text-properties officeooo:rsid="002533e4" officeooo:paragraph-rsid="00270b97"/>
    </style:style>
    <style:style style:name="P11" style:family="paragraph" style:parent-style-name="Table_20_Contents">
      <style:paragraph-properties fo:text-align="start" style:justify-single-word="false"/>
      <style:text-properties officeooo:rsid="0028d221" officeooo:paragraph-rsid="002533e4"/>
    </style:style>
    <style:style style:name="P12" style:family="paragraph" style:parent-style-name="Table_20_Contents">
      <style:paragraph-properties fo:text-align="start" style:justify-single-word="false"/>
      <style:text-properties officeooo:rsid="0028d221" officeooo:paragraph-rsid="0028d221"/>
    </style:style>
    <style:style style:name="P13" style:family="paragraph" style:parent-style-name="Table_20_Contents">
      <style:paragraph-properties fo:text-align="start" style:justify-single-word="false"/>
      <style:text-properties officeooo:rsid="00218199" officeooo:paragraph-rsid="00218199"/>
    </style:style>
    <style:style style:name="P14" style:family="paragraph" style:parent-style-name="Table_20_Contents">
      <style:paragraph-properties fo:text-align="start" style:justify-single-word="false"/>
      <style:text-properties officeooo:rsid="001f3191" officeooo:paragraph-rsid="001f3191"/>
    </style:style>
    <style:style style:name="P15" style:family="paragraph" style:parent-style-name="Table_20_Contents">
      <style:paragraph-properties fo:text-align="center" style:justify-single-word="false"/>
      <style:text-properties officeooo:rsid="0030fd88" officeooo:paragraph-rsid="0030fd88"/>
    </style:style>
    <style:style style:name="T1" style:family="text">
      <style:text-properties officeooo:rsid="00201d3e"/>
    </style:style>
    <style:style style:name="T2" style:family="text">
      <style:text-properties officeooo:rsid="0024940b"/>
    </style:style>
    <style:style style:name="T3" style:family="text">
      <style:text-properties officeooo:rsid="00270b97"/>
    </style:style>
    <style:style style:name="T4" style:family="text">
      <style:text-properties officeooo:rsid="002acf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What is Python?</text:p>
          </table:table-cell>
          <table:table-cell table:style-name="Table1.B1" office:value-type="string">
            <text:p text:style-name="P15">Что такое Python?</text:p>
          </table:table-cell>
        </table:table-row>
        <table:table-row>
          <table:table-cell table:style-name="Table1.A2" office:value-type="string">
            <text:p text:style-name="P14">Python is a high-level programming language,</text:p>
            <text:p text:style-name="P14">with applications in numerous areas, including</text:p>
            <text:p text:style-name="P14">web programing, scripting, scientific </text:p>
            <text:p text:style-name="P14">computing, and artificial intelligence.</text:p>
            <text:p text:style-name="P14"/>
            <text:p text:style-name="P14">It is ver<text:span text:style-name="T1">y popular and used by organizations such</text:span></text:p>
            <text:p text:style-name="P6">as Google, NASA, the CIA, and Disney.</text:p>
            <text:p text:style-name="P6"/>
            <text:p text:style-name="P6">Info: Python is processed at runtime by the</text:p>
            <text:p text:style-name="P6">interpreter. There is no need to compile</text:p>
            <text:p text:style-name="P6">your program before executing it.</text:p>
          </table:table-cell>
          <table:table-cell table:style-name="Table1.B2" office:value-type="string">
            <text:p text:style-name="P13">Python это язык программирования высокогоуровня,</text:p>
            <text:p text:style-name="P13">с применением во мгногих областях, включая</text:p>
            <text:p text:style-name="P13">веб программирование, сценарии, научные</text:p>
            <text:p text:style-name="P13">вычисления, и искусственный интеллект.</text:p>
            <text:p text:style-name="P13"/>
            <text:p text:style-name="P8">Он очень популярен и используется организациями такими</text:p>
            <text:p text:style-name="P8">как Гугл<text:span text:style-name="T1">, </text:span>НАСА<text:span text:style-name="T1">, </text:span>ЦРУ<text:span text:style-name="T1">, </text:span>и<text:span text:style-name="T1"> </text:span>Дисней<text:span text:style-name="T1">.</text:span></text:p>
            <text:p text:style-name="P8"/>
            <text:p text:style-name="P8">Заметка:Python обрабатывается во время выполнения </text:p>
            <text:p text:style-name="P8">интерпретатором. Нет необходимости компилировать</text:p>
            <text:p text:style-name="P8"><text:span text:style-name="T2">свою</text:span> программу перед её <text:span text:style-name="T2">вы</text:span>полнением.</text:p>
          </table:table-cell>
        </table:table-row>
        <table:table-row>
          <table:table-cell table:style-name="Table1.A2" office:value-type="string">
            <text:p text:style-name="P9">The three major versions of Python are 1.x,</text:p>
            <text:p text:style-name="P9">2.x and 3.x. These are subdivided into minor</text:p>
            <text:p text:style-name="P9">versions, such as 2.7 and 3.5.</text:p>
            <text:p text:style-name="P9">Code written for Python 3.x is guaranteed to</text:p>
            <text:p text:style-name="P9">work in all future versions.</text:p>
            <text:p text:style-name="P9">Both Python version 2.x and 3.x are used</text:p>
            <text:p text:style-name="P9">currently.</text:p>
            <text:p text:style-name="P9">This course covers Python 3.x, but it isn’t hard to</text:p>
            <text:p text:style-name="P9">change from one version to another.</text:p>
            <text:p text:style-name="P9"/>
            <text:p text:style-name="P9">Python has several different implementations,</text:p>
            <text:p text:style-name="P9">written in various languages.</text:p>
            <text:p text:style-name="P9">The version used in this course, CPython, is the</text:p>
            <text:p text:style-name="P9">most popular by far.</text:p>
            <text:p text:style-name="P9"/>
            <text:p text:style-name="P9">Info: An interpreter is a program that runs</text:p>
            <text:p text:style-name="P9">script<text:span text:style-name="T4">s</text:span> written in an interpreted language</text:p>
            <text:p text:style-name="P9">such as Python.</text:p>
          </table:table-cell>
          <table:table-cell table:style-name="Table1.B2" office:value-type="string">
            <text:p text:style-name="P9">Есть три основные версии Python 1.x,</text:p>
            <text:p text:style-name="P10">2.x и 3.x. Они подразделяются <text:span text:style-name="T3">на второстепенные</text:span></text:p>
            <text:p text:style-name="P4">версии, такие как 2.7 и 3.5.</text:p>
            <text:p text:style-name="P4">Код написанный для Python 3.x гарантированно</text:p>
            <text:p text:style-name="P4">работает во всех будущих версиях.</text:p>
            <text:p text:style-name="P12">Обе версии Python 2.x и 3.x используются в</text:p>
            <text:p text:style-name="P12">настоящее время.</text:p>
            <text:p text:style-name="P12">Этот курс охватывает Python3.x, но не трудно </text:p>
            <text:p text:style-name="P12">перейти от одной версии к другой.</text:p>
            <text:p text:style-name="P12"/>
            <text:p text:style-name="P12">Python имеет несколько различных реализаций,</text:p>
            <text:p text:style-name="P12">написанных на разных языках.</text:p>
            <text:p text:style-name="P12">Версия, используемая в этом курсе, CPython,</text:p>
            <text:p text:style-name="P12">является самой популярной на сегодняшний день.</text:p>
            <text:p text:style-name="P12"/>
            <text:p text:style-name="P12">Заметка: Интерпретатор это программа, которая запускает</text:p>
            <text:p text:style-name="P12">сценарии, написанные на интерпретируем<text:span text:style-name="T4">ом</text:span> язык<text:span text:style-name="T4">е</text:span></text:p>
            <text:p text:style-name="P12">так<text:span text:style-name="T4">ом</text:span> как Python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0:34:20.501638158</meta:creation-date>
    <dc:date>2018-02-12T21:47:08.875044737</dc:date>
    <meta:editing-duration>PT46M59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52" meta:word-count="295" meta:character-count="1956" meta:non-whitespace-character-count="1710"/>
  </office:meta>
</office:document-meta>
</file>